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720000004B9FF518DB.png" manifest:media-type="image/png"/>
  <manifest:file-entry manifest:full-path="Pictures/10000000000000670000004BE2FBAC42.png" manifest:media-type="image/png"/>
  <manifest:file-entry manifest:full-path="Pictures/10000000000000690000004B1F13BC0D.png" manifest:media-type="image/png"/>
  <manifest:file-entry manifest:full-path="Pictures/10000000000000490000003287D283EB.png" manifest:media-type="image/png"/>
  <manifest:file-entry manifest:full-path="Pictures/100000000000004B0000003224C014E8.png" manifest:media-type="image/png"/>
  <manifest:file-entry manifest:full-path="Pictures/100000000000005400000033E419CD9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Tahoma" svg:font-family="Tahoma" style:font-family-generic="roman" style:font-pitch="variable"/>
  </office:font-face-decls>
  <office:automatic-styles>
    <style:style style:name="P1" style:family="paragraph" style:parent-style-name="Title">
      <style:text-properties officeooo:rsid="001f4e9b" officeooo:paragraph-rsid="001f4e9b"/>
    </style:style>
    <style:style style:name="P2" style:family="paragraph" style:parent-style-name="Subtitle">
      <style:text-properties officeooo:paragraph-rsid="001f4e9b"/>
    </style:style>
    <style:style style:name="P3" style:family="paragraph" style:parent-style-name="Subtitle">
      <style:text-properties officeooo:rsid="001f4e9b" officeooo:paragraph-rsid="001f4e9b"/>
    </style:style>
    <style:style style:name="P4" style:family="paragraph" style:parent-style-name="Contents_20_1">
      <style:paragraph-properties>
        <style:tab-stops>
          <style:tab-stop style:position="6.6925in" style:type="right" style:leader-style="dotted" style:leader-text="."/>
        </style:tab-stops>
      </style:paragraph-properties>
    </style:style>
    <style:style style:name="P5" style:family="paragraph" style:parent-style-name="Contents_20_3">
      <style:paragraph-properties>
        <style:tab-stops>
          <style:tab-stop style:position="6.6925in" style:type="right" style:leader-style="dotted" style:leader-text="."/>
        </style:tab-stops>
      </style:paragraph-properties>
    </style:style>
    <style:style style:name="P6" style:family="paragraph" style:parent-style-name="Text_20_body">
      <style:text-properties fo:font-weight="bold" officeooo:paragraph-rsid="001f4e9b" fo:background-color="#fff200" style:font-weight-asian="bold" style:font-weight-complex="bold"/>
    </style:style>
    <style:style style:name="P7" style:family="paragraph" style:parent-style-name="Text_20_body">
      <style:text-properties officeooo:paragraph-rsid="002b4664"/>
    </style:style>
    <style:style style:name="P8" style:family="paragraph" style:parent-style-name="Heading_20_1">
      <style:text-properties officeooo:rsid="00466372"/>
    </style:style>
    <style:style style:name="P9" style:family="paragraph" style:parent-style-name="Text_20_body">
      <style:text-properties officeooo:rsid="0047744d" officeooo:paragraph-rsid="0047744d"/>
    </style:style>
    <style:style style:name="P10" style:family="paragraph" style:parent-style-name="Text_20_body">
      <style:text-properties officeooo:rsid="00494da0" officeooo:paragraph-rsid="00494da0"/>
    </style:style>
    <style:style style:name="P11" style:family="paragraph" style:parent-style-name="Text_20_body">
      <style:text-properties officeooo:rsid="00494da0" officeooo:paragraph-rsid="0049a980"/>
    </style:style>
    <style:style style:name="P1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13" style:family="paragraph" style:parent-style-name="Text_20_body">
      <style:text-properties officeooo:rsid="004b908d" officeooo:paragraph-rsid="004b908d"/>
    </style:style>
    <style:style style:name="P14" style:family="paragraph" style:parent-style-name="Text_20_body">
      <style:text-properties officeooo:rsid="004ce95c" officeooo:paragraph-rsid="004ce95c"/>
    </style:style>
    <style:style style:name="P15" style:family="paragraph" style:parent-style-name="Text_20_body">
      <style:text-properties officeooo:rsid="004f4e67" officeooo:paragraph-rsid="004f4e67"/>
    </style:style>
    <style:style style:name="P16" style:family="paragraph" style:parent-style-name="Text_20_body">
      <style:text-properties officeooo:rsid="00511b49" officeooo:paragraph-rsid="00511b49"/>
    </style:style>
    <style:style style:name="P17" style:family="paragraph" style:parent-style-name="Text_20_body">
      <style:text-properties officeooo:rsid="0054b187" officeooo:paragraph-rsid="0054b187"/>
    </style:style>
    <style:style style:name="P18" style:family="paragraph" style:parent-style-name="Text_20_body">
      <style:text-properties officeooo:rsid="0055965e" officeooo:paragraph-rsid="0055965e"/>
    </style:style>
    <style:style style:name="P19" style:family="paragraph" style:parent-style-name="Text_20_body">
      <style:text-properties officeooo:rsid="003c8726" officeooo:paragraph-rsid="003c8726"/>
    </style:style>
    <style:style style:name="P20" style:family="paragraph" style:parent-style-name="Text_20_body">
      <style:text-properties officeooo:rsid="003cb6d6" officeooo:paragraph-rsid="003cb6d6"/>
    </style:style>
    <style:style style:name="P21" style:family="paragraph" style:parent-style-name="Text_20_body">
      <style:text-properties officeooo:paragraph-rsid="001f4e9b" fo:background-color="#fff200"/>
    </style:style>
    <style:style style:name="T1" style:family="text">
      <style:text-properties officeooo:rsid="0026f59c"/>
    </style:style>
    <style:style style:name="T2" style:family="text">
      <style:text-properties officeooo:rsid="001f4e9b"/>
    </style:style>
    <style:style style:name="T3" style:family="text">
      <style:text-properties officeooo:rsid="00222e85"/>
    </style:style>
    <style:style style:name="T4" style:family="text">
      <style:text-properties officeooo:rsid="00466372"/>
    </style:style>
    <style:style style:name="T5" style:family="text">
      <style:text-properties officeooo:rsid="00293dce"/>
    </style:style>
    <style:style style:name="T6" style:family="text">
      <style:text-properties officeooo:rsid="003f5b85"/>
    </style:style>
    <style:style style:name="T7" style:family="text">
      <style:text-properties officeooo:rsid="0028c755"/>
    </style:style>
    <style:style style:name="T8" style:family="text">
      <style:text-properties officeooo:rsid="00402b7b"/>
    </style:style>
    <style:style style:name="T9" style:family="text">
      <style:text-properties officeooo:rsid="002b4664"/>
    </style:style>
    <style:style style:name="T10" style:family="text">
      <style:text-properties officeooo:rsid="00297f8e"/>
    </style:style>
    <style:style style:name="T11" style:family="text">
      <style:text-properties officeooo:rsid="003be689"/>
    </style:style>
    <style:style style:name="T12" style:family="text">
      <style:text-properties officeooo:rsid="0040434b"/>
    </style:style>
    <style:style style:name="T13" style:family="text">
      <style:text-properties fo:font-size="8pt" style:font-size-asian="8pt" style:font-size-complex="8pt"/>
    </style:style>
    <style:style style:name="T14" style:family="text">
      <style:text-properties officeooo:rsid="0047f041"/>
    </style:style>
    <style:style style:name="T15" style:family="text">
      <style:text-properties fo:font-style="italic" officeooo:rsid="0047f041" style:font-style-asian="italic" style:font-style-complex="italic"/>
    </style:style>
    <style:style style:name="T16" style:family="text">
      <style:text-properties style:text-position="0% 100%"/>
    </style:style>
    <style:style style:name="T17" style:family="text">
      <style:text-properties officeooo:rsid="004eacfa"/>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number:date-style style:name="N46">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73796" text:name="TeilnahmeID"/>
      </text:user-field-decls>
      <text:p text:style-name="P1"><text:reference-mark-start text:name="Aufgabe"/>Aufgabe 1: <text:span text:style-name="T1">Schmucknachrichten</text:span><text:reference-mark-end text:name="Aufgabe"/></text:p>
      <text:p text:style-name="P2"><text:span text:style-name="T2">Te</text:span><text:span text:style-name="T3">ilnahme</text:span><text:span text:style-name="T2">-ID: </text:span><text:span text:style-name="T2"><text:user-field-get text:name="TeilnahmeID">73796</text:user-field-get></text:span></text:p>
      <text:p text:style-name="P3">Bearbeiter/-in dieser Aufgabe:<text:line-break/><text:span text:style-name="T1">Constantin Reinhold</text:span></text:p>
      <text:p text:style-name="P3"><text:date style:data-style-name="N46" text:date-value="2025-02-10T06:18:49.120999784" text:fixed="true">10. February 2025</text:date></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Inhaltsverzeichnis</text:p>
          </text:index-title>
          <text:p text:style-name="P4"><text:a xlink:type="simple" xlink:href="#__RefHeading___Toc2232_4178761632" text:style-name="Index_20_Link" text:visited-style-name="Index_20_Link">1. Lösungsidee<text:tab/>1</text:a></text:p>
          <text:p text:style-name="P4"><text:a xlink:type="simple" xlink:href="#__RefHeading___Toc455_3478180183" text:style-name="Index_20_Link" text:visited-style-name="Index_20_Link">2. Laufzeitanalyse<text:tab/>2</text:a></text:p>
          <text:p text:style-name="P4"><text:a xlink:type="simple" xlink:href="#__RefHeading___Toc2234_4178761632" text:style-name="Index_20_Link" text:visited-style-name="Index_20_Link">3. Implementierung<text:tab/>2</text:a></text:p>
          <text:p text:style-name="P5"><text:a xlink:type="simple" xlink:href="#__RefHeading___Toc457_3478180183" text:style-name="Index_20_Link" text:visited-style-name="Index_20_Link">3.1.1 is_tree<text:tab/>2</text:a></text:p>
          <text:p text:style-name="P5"><text:a xlink:type="simple" xlink:href="#__RefHeading___Toc459_3478180183" text:style-name="Index_20_Link" text:visited-style-name="Index_20_Link">3.1.2 branches<text:tab/>2</text:a></text:p>
          <text:p text:style-name="P5"><text:a xlink:type="simple" xlink:href="#__RefHeading___Toc461_3478180183" text:style-name="Index_20_Link" text:visited-style-name="Index_20_Link">3.1.3 read_file<text:tab/>2</text:a></text:p>
          <text:p text:style-name="P5"><text:a xlink:type="simple" xlink:href="#__RefHeading___Toc463_3478180183" text:style-name="Index_20_Link" text:visited-style-name="Index_20_Link">3.1.4 count_frequencies<text:tab/>2</text:a></text:p>
          <text:p text:style-name="P5"><text:a xlink:type="simple" xlink:href="#__RefHeading___Toc465_3478180183" text:style-name="Index_20_Link" text:visited-style-name="Index_20_Link">3.1.5 collapse_tree<text:tab/>3</text:a></text:p>
          <text:p text:style-name="P5"><text:a xlink:type="simple" xlink:href="#__RefHeading___Toc467_3478180183" text:style-name="Index_20_Link" text:visited-style-name="Index_20_Link">3.1.6 index_mapping<text:tab/>3</text:a></text:p>
          <text:p text:style-name="P5"><text:a xlink:type="simple" xlink:href="#__RefHeading___Toc469_3478180183" text:style-name="Index_20_Link" text:visited-style-name="Index_20_Link">3.1.7 find_paths<text:tab/>4</text:a></text:p>
          <text:p text:style-name="P5"><text:a xlink:type="simple" xlink:href="#__RefHeading___Toc471_3478180183" text:style-name="Index_20_Link" text:visited-style-name="Index_20_Link">3.1.8 encode_message<text:tab/>4</text:a></text:p>
          <text:p text:style-name="P5"><text:a xlink:type="simple" xlink:href="#__RefHeading___Toc473_3478180183" text:style-name="Index_20_Link" text:visited-style-name="Index_20_Link">3.1.9 Edge cases:<text:tab/>4</text:a></text:p>
          <text:p text:style-name="P4"><text:a xlink:type="simple" xlink:href="#__RefHeading___Toc2236_4178761632" text:style-name="Index_20_Link" text:visited-style-name="Index_20_Link">Beispiele<text:tab/>5</text:a></text:p>
          <text:p text:style-name="P4"><text:a xlink:type="simple" xlink:href="#__RefHeading___Toc2238_4178761632" text:style-name="Index_20_Link" text:visited-style-name="Index_20_Link">Quellcode<text:tab/>5</text:a></text:p>
        </text:index-body>
      </text:table-of-content>
      <text:p text:style-name="P6"/>
      <text:h text:style-name="Heading_20_1" text:outline-level="1"><text:bookmark-start text:name="__RefHeading___Toc2232_4178761632"/><text:span text:style-name="T4">1. </text:span>Lösungsidee<text:bookmark-end text:name="__RefHeading___Toc2232_4178761632"/></text:h>
      <text:p text:style-name="P7"><text:span text:style-name="T5">Das Ziel ist es möglichst kurze, Präfixcodes zu erstellen. Also Codes bei denen kein Trennzeichen benötigt wird, weil sie eindeutig eingelesen werden können. Dafür werden </text:span><text:span text:style-name="T6">wird </text:span><text:span text:style-name="T5">Huffman-Kodierung </text:span><text:span text:style-name="T7">(</text:span><text:a xlink:type="simple" xlink:href="https://de.wikipedia.org/wiki/Huffman-Kodierung" text:style-name="Internet_20_link" text:visited-style-name="Visited_20_Internet_20_Link"><text:span text:style-name="T7">https://de.wikipedia.org/wiki/Huffman-Kodierung</text:span></text:a><text:span text:style-name="T7">) </text:span><text:span text:style-name="T5">verwend</text:span><text:span text:style-name="T6">et</text:span><text:span text:style-name="T5">. Die Huffman Kodierung wurde von David Huffman entwickelt und verwendet </text:span><text:span text:style-name="T8">standardmäßig </text:span><text:span text:style-name="T5">eine</text:span><text:span text:style-name="T9">n</text:span><text:span text:style-name="T5"> </text:span><text:span text:style-name="T9">Binärb</text:span><text:span text:style-name="T5">aum um einen eindeutigen Pfad für jedes Symbol zu schaffen, </text:span><text:span text:style-name="T10">welcher </text:span><text:span text:style-name="T5">durch die Inde</text:span><text:span text:style-name="T10">ces der Teilbäume einen Präfixcode baut. </text:span><text:span text:style-name="T9">Da in </text:span><text:span text:style-name="T11">diesem </text:span><text:span text:style-name="T9">Fall </text:span><text:span text:style-name="T10">das Codealphabet größer als zwei ist wird eine Variation der Huffman-Codes mit n-ary Bäumen </text:span><text:span text:style-name="T7">(</text:span><text:a xlink:type="simple" xlink:href="https://en.wikipedia.org/wiki/Huffman_coding#n-ary_Huffman_coding" text:style-name="Internet_20_link" text:visited-style-name="Visited_20_Internet_20_Link"><text:span text:style-name="T7">https://en.wikipedia.org/wiki/Huffman_coding#n-ary_Huffman_coding</text:span></text:a><text:span text:style-name="T7">) </text:span><text:span text:style-name="T10">und erweiterndem Codealphabet eingesetzt. Diese sorgt für eine effizientere Datenspeicherung </text:span><text:span text:style-name="T12">und ermöglicht uns mit mehr als 2 Perlen zu kodieren.</text:span></text:p>
      <text:h text:style-name="Heading_20_1" text:outline-level="1"><text:bookmark-start text:name="__RefHeading___Toc455_3478180183"/><text:soft-page-break/><text:span text:style-name="T4">2. </text:span>Laufzeitanalyse<text:bookmark-end text:name="__RefHeading___Toc455_3478180183"/></text:h>
      <text:h text:style-name="P8" text:outline-level="1"><text:bookmark-start text:name="__RefHeading___Toc2234_4178761632"/>3. Implementierung<text:bookmark-end text:name="__RefHeading___Toc2234_4178761632"/></text:h>
      <text:p text:style-name="Heading_20_2"><text:span text:style-name="T4">3.1 </text:span>Teilaufgabe a</text:p>
      <text:h text:style-name="Heading_20_3" text:outline-level="3"><text:bookmark-start text:name="__RefHeading___Toc457_3478180183"/><text:span text:style-name="T4">3.1.1 </text:span>is_tree<text:bookmark-end text:name="__RefHeading___Toc457_3478180183"/></text:h>
      <text:p text:style-name="Standard"><text:span text:style-name="Source_20_Text"><text:span text:style-name="T13">if type(tree) != list or len(tree) &lt; 1:</text:span></text:span></text:p>
      <text:p text:style-name="Standard"><text:span text:style-name="Source_20_Text"><text:span text:style-name="T13">        return False</text:span></text:span></text:p>
      <text:p text:style-name="Standard"><text:span text:style-name="Source_20_Text"><text:span text:style-name="T13">    for branch in branches(tree):</text:span></text:span></text:p>
      <text:p text:style-name="Standard"><text:span text:style-name="Source_20_Text"><text:span text:style-name="T13">        if not is_tree(branch):</text:span></text:span></text:p>
      <text:p text:style-name="Standard"><text:span text:style-name="Source_20_Text"><text:span text:style-name="T13">            return False</text:span></text:span></text:p>
      <text:p text:style-name="Standard"><text:span text:style-name="Source_20_Text"><text:span text:style-name="T13">    return True</text:span></text:span></text:p>
      <text:p text:style-name="P9">Gibt wieder ob TREE ein zulässiger Baum ist, True. Oder nicht, False. </text:p>
      <text:h text:style-name="Heading_20_3" text:outline-level="3"><text:bookmark-start text:name="__RefHeading___Toc459_3478180183"/><text:span text:style-name="T4">3.1.2 b</text:span>ranches<text:bookmark-end text:name="__RefHeading___Toc459_3478180183"/></text:h>
      <text:p text:style-name="Standard"><text:span text:style-name="Source_20_Text"><text:span text:style-name="T13">return tree[1:]</text:span></text:span></text:p>
      <text:p text:style-name="P9">Gibt alle Zweige von TREE <text:span text:style-name="T14">mit Hilfe von </text:span><text:span text:style-name="T15">list comprehension</text:span><text:span text:style-name="T14"> </text:span>zurück wobei TREE eine Baum in Form einer Liste ist.</text:p>
      <text:h text:style-name="Heading_20_3" text:outline-level="3"><text:bookmark-start text:name="__RefHeading___Toc461_3478180183"/><text:span text:style-name="T4">3.1.3 </text:span>read_file<text:bookmark-end text:name="__RefHeading___Toc461_3478180183"/></text:h>
      <text:p text:style-name="Standard"><text:span text:style-name="Source_20_Text"><text:span text:style-name="T13">with open(directory+filename, encoding='utf-8') as file:</text:span></text:span></text:p>
      <text:p text:style-name="Standard"><text:span text:style-name="Source_20_Text"><text:span text:style-name="T13">        content = file.readlines()</text:span></text:span></text:p>
      <text:p text:style-name="Standard"><text:span text:style-name="Source_20_Text"><text:span text:style-name="T13">        content = [line.strip() for line in content]</text:span></text:span></text:p>
      <text:p text:style-name="Standard"><text:span text:style-name="Source_20_Text"><text:span text:style-name="T13">    n = int(content[0])</text:span></text:span></text:p>
      <text:p text:style-name="Standard"><text:span text:style-name="Source_20_Text"><text:span text:style-name="T13">    if n == 1:</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Es muss mindestens 2 Perlen geben!")</text:span></text:span></text:p>
      <text:p text:style-name="Standard"><text:span text:style-name="Source_20_Text"><text:span text:style-name="T13">        raise ValueError('Es muss mindestens 2 Perlen geben!')</text:span></text:span></text:p>
      <text:p text:style-name="Standard"><text:span text:style-name="Source_20_Text"><text:span text:style-name="T13">    pearls = [int(number) for number in content[1].split()]</text:span></text:span></text:p>
      <text:p text:style-name="Standard"><text:span text:style-name="Source_20_Text"><text:span text:style-name="T13">    message = content[2]</text:span></text:span></text:p>
      <text:p text:style-name="Standard"><text:span text:style-name="Source_20_Text"><text:span text:style-name="T13">return n, pearls, message</text:span></text:span></text:p>
      <text:p text:style-name="Standard"><text:span text:style-name="Source_20_Text"><text:span text:style-name="T13"/></text:span></text:p>
      <text:p text:style-name="P9">Liest das Beispiel ein und <text:span text:style-name="T14">gibt</text:span> die Anzahl an Perlen N, Größe der Perlen PEARLS und die zu kodierende Nachricht MESSAGE<text:span text:style-name="T14"> </text:span>ab. </text:p>
      <text:p text:style-name="P9">Sollte n = 1, also nur eine Perle vorhanden sein tritt ein Edge Case ein und eine Fehlermeldung wird ausgegeben. Siehe <text:a xlink:type="simple" xlink:href="#3.1.9.3.1.9 Edge cases:|outline" text:style-name="Internet_20_link" text:visited-style-name="Visited_20_Internet_20_Link">Edge Cases</text:a>.</text:p>
      <text:h text:style-name="Heading_20_3" text:outline-level="3"><text:bookmark-start text:name="__RefHeading___Toc463_3478180183"/><text:span text:style-name="T4">3.1.4 </text:span>count_frequencies<text:bookmark-end text:name="__RefHeading___Toc463_3478180183"/></text:h>
      <text:p text:style-name="Standard">for char in message:</text:p>
      <text:p text:style-name="Standard">        if char not in frequencies:</text:p>
      <text:p text:style-name="Standard">            frequencies[char] = 1</text:p>
      <text:p text:style-name="Standard">        else:</text:p>
      <text:p text:style-name="Standard">            frequencies[char] += 1</text:p>
      <text:p text:style-name="Standard">    my_tree = sorted([[freq, [char]] for char, freq in frequencies.items()], key= lambda x: x[0])</text:p>
      <text:p text:style-name="Standard">    return my_tree</text:p>
      <text:p text:style-name="Text_20_body"/>
      <text:p text:style-name="P10"><text:soft-page-break/>Zählt die absolute Häufigkeit für jeden Charakter in MESSAGE, speichert diese in einem Dictionary und gibt darauf hin einen invaliden Baum in Form einer Liste mit folgendem Format aus:</text:p>
      <text:p text:style-name="P11">[[<text:span text:style-name="T16"><draw:frame text:anchor-type="as-char" svg:y="-0.1165in" draw:z-index="0" draw:name="Shape1" draw:style-name="gr1" draw:text-style-name="P12" svg:width="0.2043in" svg:height="0.1496in"><draw:image xlink:href="Pictures/10000000000000670000004BE2FBAC42.png" xlink:type="simple" xlink:show="embed" xlink:actuate="onLoad" draw:mime-type="image/png"><text:p/></draw:image><svg:title>TexMaths</svg:title><svg:desc>12§display§f_{x1}§png§600§FALSE§</svg:desc></draw:frame></text:span><text:span text:style-name="T16">, [</text:span><text:span text:style-name="T16"><draw:frame text:anchor-type="as-char" svg:y="-0.0736in" draw:z-index="1" draw:name="Shape2" draw:style-name="gr1" draw:text-style-name="P12" svg:width="0.1453in" svg:height="0.0996in"><draw:image xlink:href="Pictures/10000000000000490000003287D283EB.png" xlink:type="simple" xlink:show="embed" xlink:actuate="onLoad" draw:mime-type="image/png"><text:p/></draw:image><svg:title>TexMaths</svg:title><svg:desc>12§display§x_1§png§600§FALSE§</svg:desc></draw:frame></text:span><text:span text:style-name="T16">]</text:span>], [<text:span text:style-name="T16"><draw:frame text:anchor-type="as-char" svg:y="-0.1165in" draw:z-index="2" draw:name="Shape3" draw:style-name="gr1" draw:text-style-name="P12" svg:width="0.2087in" svg:height="0.1496in"><draw:image xlink:href="Pictures/10000000000000690000004B1F13BC0D.png" xlink:type="simple" xlink:show="embed" xlink:actuate="onLoad" draw:mime-type="image/png"><text:p/></draw:image><svg:title>TexMaths</svg:title><svg:desc>12§display§f_{x2}§png§600§FALSE§</svg:desc></draw:frame></text:span><text:span text:style-name="T16">, [</text:span><text:span text:style-name="T16"><draw:frame text:anchor-type="as-char" svg:y="-0.0736in" draw:z-index="3" draw:name="Shape4" draw:style-name="gr1" draw:text-style-name="P12" svg:width="0.1496in" svg:height="0.0996in"><draw:image xlink:href="Pictures/100000000000004B0000003224C014E8.png" xlink:type="simple" xlink:show="embed" xlink:actuate="onLoad" draw:mime-type="image/png"><text:p/></draw:image><svg:title>TexMaths</svg:title><svg:desc>12§display§x_2§png§600§FALSE§</svg:desc></draw:frame></text:span><text:span text:style-name="T16">]</text:span>],…, [<text:span text:style-name="T16"><draw:frame text:anchor-type="as-char" svg:y="-0.1165in" draw:z-index="4" draw:name="Shape5" draw:style-name="gr1" draw:text-style-name="P12" svg:width="0.2276in" svg:height="0.1496in"><draw:image xlink:href="Pictures/10000000000000720000004B9FF518DB.png" xlink:type="simple" xlink:show="embed" xlink:actuate="onLoad" draw:mime-type="image/png"><text:p/></draw:image><svg:title>TexMaths</svg:title><svg:desc>12§display§f_{xn}§png§600§FALSE§</svg:desc></draw:frame></text:span><text:span text:style-name="T16">, [</text:span><text:span text:style-name="T16"><draw:frame text:anchor-type="as-char" svg:y="-0.0752in" draw:z-index="5" draw:name="Shape6" draw:style-name="gr1" draw:text-style-name="P12" svg:width="0.1669in" svg:height="0.1012in"><draw:image xlink:href="Pictures/100000000000005400000033E419CD91.png" xlink:type="simple" xlink:show="embed" xlink:actuate="onLoad" draw:mime-type="image/png"><text:p/></draw:image><svg:title>TexMaths</svg:title><svg:desc>12§display§x_n§png§600§FALSE§</svg:desc></draw:frame></text:span><text:span text:style-name="T16">]</text:span>]] </text:p>
      <text:p text:style-name="P13">wobei x der Charakter, f die absolute Häufigkeit und n die Anzahl an unterschiedlichen Charaktern ist.</text:p>
      <text:h text:style-name="Heading_20_3" text:outline-level="3"><text:bookmark-start text:name="__RefHeading___Toc465_3478180183"/><text:span text:style-name="T4">3.1.5 </text:span>collapse_tree<text:bookmark-end text:name="__RefHeading___Toc465_3478180183"/></text:h>
      <text:p text:style-name="Standard"><text:span text:style-name="Source_20_Text"><text:span text:style-name="T13">if len(tree) == 1:</text:span></text:span></text:p>
      <text:p text:style-name="Standard"><text:span text:style-name="Source_20_Text"><text:span text:style-name="T13">        return tree[0]</text:span></text:span></text:p>
      <text:p text:style-name="Standard"><text:span text:style-name="Source_20_Text"><text:span text:style-name="T13">    n_smallest = []</text:span></text:span></text:p>
      <text:p text:style-name="Standard"><text:span text:style-name="Source_20_Text"><text:span text:style-name="T13">    for index, node in enumerate(tree):</text:span></text:span></text:p>
      <text:p text:style-name="Standard"><text:span text:style-name="Source_20_Text"><text:span text:style-name="T13">        if len(n_smallest) &lt; n:</text:span></text:span></text:p>
      <text:p text:style-name="Standard"><text:span text:style-name="Source_20_Text"><text:span text:style-name="T13">            n_smallest.append((index, node[0]))</text:span></text:span></text:p>
      <text:p text:style-name="Standard"><text:span text:style-name="Source_20_Text"><text:span text:style-name="T13">        else:</text:span></text:span></text:p>
      <text:p text:style-name="Standard"><text:span text:style-name="Source_20_Text"><text:span text:style-name="T13">            n_smallest = sorted(n_smallest, key=lambda x: x[1], reverse=True)</text:span></text:span></text:p>
      <text:p text:style-name="Standard"><text:span text:style-name="Source_20_Text"><text:span text:style-name="T13">            if node[0] &lt; n_smallest[0][1]:</text:span></text:span></text:p>
      <text:p text:style-name="Standard"><text:span text:style-name="Source_20_Text"><text:span text:style-name="T13">                n_smallest[0] = (index, node[0])</text:span></text:span></text:p>
      <text:p text:style-name="Standard"><text:span text:style-name="Source_20_Text"><text:span text:style-name="T13"/></text:span></text:p>
      <text:p text:style-name="Standard"><text:span text:style-name="Source_20_Text"><text:span text:style-name="T13">    combined_branch = [tree[item[0]] for item in n_smallest]</text:span></text:span></text:p>
      <text:p text:style-name="Standard"><text:span text:style-name="Source_20_Text"><text:span text:style-name="T13">    combined_branch.insert(0, sum([item[0] for item in combined_branch]))</text:span></text:span></text:p>
      <text:p text:style-name="Standard"><text:span text:style-name="Source_20_Text"><text:span text:style-name="T13"/></text:span></text:p>
      <text:p text:style-name="Standard"><text:span text:style-name="Source_20_Text"><text:span text:style-name="T13">    for item in sorted(n_smallest, key=lambda x: x[0], reverse=True):</text:span></text:span></text:p>
      <text:p text:style-name="Standard"><text:span text:style-name="Source_20_Text"><text:span text:style-name="T13">        tree.remove(my_tree[item[0]])</text:span></text:span></text:p>
      <text:p text:style-name="Standard"><text:span text:style-name="Source_20_Text"><text:span text:style-name="T13">    tree.insert(min([item[0] for item in n_smallest]), combined_branch)</text:span></text:span></text:p>
      <text:p text:style-name="Standard"><text:span text:style-name="Source_20_Text"><text:span text:style-name="T13">    collapse_tree(tree, n)</text:span></text:span></text:p>
      <text:p text:style-name="Standard"><text:span text:style-name="Source_20_Text"><text:span text:style-name="T13">    return tree[0]</text:span></text:span></text:p>
      <text:p text:style-name="Text_20_body"/>
      <text:p text:style-name="P14">Eine rekursive Funktion die einen invaliden Baum <text:span text:style-name="T17">(TREE) </text:span>und <text:span text:style-name="T17">N </text:span>als Eingabe nimmt und wiederholt die n Knoten mit der niedrigsten Häufigkeit (Label) zusammenführt bis ein Baum mit einzelnem Wurzelknoten entsteht. Gibt den validen Baum zurück. Diese Funktion entspricht der Grundimplementierung des Huffman-Algorithmus mit n-ary Bäumen. </text:p>
      <text:p text:style-name="P15">N darf dabei maximal 62 betragen. Der Grund dafür, ist das die Implementierung nur maximal 62 verschiedene Perlen unterstützt, da eine größere Anzahl die Implementierung erstens unnötig verkomplizieren würde und zweitens einfach nicht realistisch wäre. Keines der Beispiele von der BWINF-Website kodieren mit ansatzweise 62 Perlen.</text:p>
      <text:h text:style-name="Heading_20_3" text:outline-level="3"><text:bookmark-start text:name="__RefHeading___Toc467_3478180183"/><text:span text:style-name="T4">3.1.6 </text:span>index_mapping<text:bookmark-end text:name="__RefHeading___Toc467_3478180183"/></text:h>
      <text:p text:style-name="Standard"><text:span text:style-name="Source_20_Text"><text:span text:style-name="T13">if index &lt; 10:</text:span></text:span></text:p>
      <text:p text:style-name="Standard"><text:span text:style-name="Source_20_Text"><text:span text:style-name="T13">        return index</text:span></text:span></text:p>
      <text:p text:style-name="Standard"><text:span text:style-name="Source_20_Text"><text:span text:style-name="T13">    elif index &gt;= 10 and index &lt;= 36:</text:span></text:span></text:p>
      <text:p text:style-name="Standard"><text:span text:style-name="Source_20_Text"><text:span text:style-name="T13">        return chr(index+55)</text:span></text:span></text:p>
      <text:p text:style-name="Standard"><text:span text:style-name="Source_20_Text"><text:span text:style-name="T13">    elif index &gt;= 37 and index &lt;= 62:</text:span></text:span></text:p>
      <text:p text:style-name="Standard"><text:span text:style-name="Source_20_Text"><text:span text:style-name="T13">        return chr(index+60)</text:span></text:span></text:p>
      <text:p text:style-name="Standard"><text:span text:style-name="Source_20_Text"><text:span text:style-name="T13">    else:</text:span></text:span></text:p>
      <text:p text:style-name="Standard"><text:span text:style-name="Source_20_Text"><text:span text:style-name="T13">        raise ValueError("Wie kann das sein?")</text:span></text:span></text:p>
      <text:p text:style-name="Text_20_body"/>
      <text:p text:style-name="P16">Gibt das entsprechende Kodierungssymbol für einen Index zurück. Dabei gilt:</text:p>
      <text:p text:style-name="P16"><text:soft-page-break/>Ein Index unter 10 bleibt gleich. Das trifft nur auf die Ziffern 0-9 zu. Für Indeces zwischen 10 und 36 werden die ASCII-Großbuchstaben A-Z verwendet. Für Indeces zwischen 37 und 62 werden die ASCII-Kleinbuchstaben a-z verwendet.</text:p>
      <text:h text:style-name="Heading_20_3" text:outline-level="3"><text:bookmark-start text:name="__RefHeading___Toc469_3478180183"/><text:span text:style-name="T4">3.1.7 </text:span>find_paths<text:bookmark-end text:name="__RefHeading___Toc469_3478180183"/></text:h>
      <text:p text:style-name="Standard"><text:span text:style-name="Source_20_Text"><text:span text:style-name="T13">paths = {}</text:span></text:span></text:p>
      <text:p text:style-name="Standard"><text:span text:style-name="Source_20_Text"><text:span text:style-name="T13"/></text:span></text:p>
      <text:p text:style-name="Standard"><text:span text:style-name="Source_20_Text"><text:span text:style-name="T13">    # Check for single character</text:span></text:span></text:p>
      <text:p text:style-name="Standard"><text:span text:style-name="Source_20_Text"><text:span text:style-name="T13">    if checked == False and len(tree[1]) == 1:</text:span></text:span></text:p>
      <text:p text:style-name="Standard"><text:span text:style-name="Source_20_Text"><text:span text:style-name="T13">        leaf_value = tree[1][0]</text:span></text:span></text:p>
      <text:p text:style-name="Standard"><text:span text:style-name="Source_20_Text"><text:span text:style-name="T13">        paths[leaf_value] = "00"</text:span></text:span></text:p>
      <text:p text:style-name="Standard"><text:span text:style-name="Source_20_Text"><text:span text:style-name="T13">        return paths</text:span></text:span></text:p>
      <text:p text:style-name="Standard"><text:span text:style-name="Source_20_Text"><text:span text:style-name="T13">    </text:span></text:span></text:p>
      <text:p text:style-name="Standard"><text:span text:style-name="Source_20_Text"><text:span text:style-name="T13">    checked = True</text:span></text:span></text:p>
      <text:p text:style-name="Standard"><text:span text:style-name="Source_20_Text"><text:span text:style-name="T13"/></text:span></text:p>
      <text:p text:style-name="Standard"><text:span text:style-name="Source_20_Text"><text:span text:style-name="T13">    # Check if the current node is a leaf</text:span></text:span></text:p>
      <text:p text:style-name="Standard"><text:span text:style-name="Source_20_Text"><text:span text:style-name="T13">    if isinstance(tree, list) and len(tree) == 1 and isinstance(tree[0], str):</text:span></text:span></text:p>
      <text:p text:style-name="Standard"><text:span text:style-name="Source_20_Text"><text:span text:style-name="T13">        leaf_value = tree[0]</text:span></text:span></text:p>
      <text:p text:style-name="Standard"><text:span text:style-name="Source_20_Text"><text:span text:style-name="T13">        paths[leaf_value] = path</text:span></text:span></text:p>
      <text:p text:style-name="Standard"><text:span text:style-name="Source_20_Text"><text:span text:style-name="T13">        return paths</text:span></text:span></text:p>
      <text:p text:style-name="Standard"><text:span text:style-name="Source_20_Text"><text:span text:style-name="T13"/></text:span></text:p>
      <text:p text:style-name="Standard"><text:span text:style-name="Source_20_Text"><text:span text:style-name="T13">    # If the node is not a leaf, iterate over its children</text:span></text:span></text:p>
      <text:p text:style-name="Standard"><text:span text:style-name="Source_20_Text"><text:span text:style-name="T13">    else:</text:span></text:span></text:p>
      <text:p text:style-name="Standard"><text:span text:style-name="Source_20_Text"><text:span text:style-name="T13">        for index, subtree in enumerate(tree[1:]):</text:span></text:span></text:p>
      <text:p text:style-name="Standard"><text:span text:style-name="Source_20_Text"><text:span text:style-name="T13">            subtree_paths = find_paths(subtree, path + str(index_mapping(index)), checked)</text:span></text:span></text:p>
      <text:p text:style-name="Standard"><text:span text:style-name="Source_20_Text"><text:span text:style-name="T13">            paths.update(subtree_paths)</text:span></text:span></text:p>
      <text:p text:style-name="Standard"><text:span text:style-name="Source_20_Text"><text:span text:style-name="T13"/></text:span></text:p>
      <text:p text:style-name="Standard"><text:span text:style-name="Source_20_Text"><text:span text:style-name="T13">    return paths</text:span></text:span></text:p>
      <text:p text:style-name="Text_20_body"/>
      <text:p text:style-name="P17">Diese Funktion stellt den zweiten Teil des Huffman-Algorithmus da. Sie gibt die Codetabelle als Dictionary wieder. Dafür wird rekursiv über alle Teilbäume von TREE iteriert wird. In jedem Schritt wird Code aktualisiert und sobald ein Blatt erreicht wird abgespeichert. Um den richtigen Code zu erhalten wird die index_mapping Funktion verwendet. Die Funktion behandelt außerdem ein Edge Case. Sollte nur einziges Symbol in TREE existieren gibt die Funktion immer “0” als Code zurück.</text:p>
      <text:h text:style-name="Heading_20_3" text:outline-level="3"><text:bookmark-start text:name="__RefHeading___Toc471_3478180183"/><text:span text:style-name="T4">3.1.8 </text:span>encode_message<text:bookmark-end text:name="__RefHeading___Toc471_3478180183"/></text:h>
      <text:p text:style-name="Standard"><text:span text:style-name="Source_20_Text"><text:span text:style-name="T13">for char in message:</text:span></text:span></text:p>
      <text:p text:style-name="Standard"><text:span text:style-name="Source_20_Text"><text:span text:style-name="T13">        encoded += codes[char]</text:span></text:span></text:p>
      <text:p text:style-name="Standard"><text:span text:style-name="Source_20_Text"><text:span text:style-name="T13">    with open("./ausgaben/"+filename+".out", "w", encoding='utf-8') as file:</text:span></text:span></text:p>
      <text:p text:style-name="Standard"><text:span text:style-name="Source_20_Text"><text:span text:style-name="T13">        file.write(str(codes)+"\n"+f"Kodierte Textlänge {len(encoded)}")</text:span></text:span></text:p>
      <text:p text:style-name="Standard"><text:span text:style-name="Source_20_Text"><text:span text:style-name="T13">    print(codes)</text:span></text:span></text:p>
      <text:p text:style-name="Standard"><text:span text:style-name="Source_20_Text"><text:span text:style-name="T13">    print(f"Kodierte Textlänge {len(encoded)}")</text:span></text:span></text:p>
      <text:p text:style-name="Text_20_body"/>
      <text:p text:style-name="P18">Nutzt die Codetabelle um die Nachricht zu kodieren und schreibt dann die Codetabelle und Kodierte Textlänge in eine Ausgabedatei mit dem Format: beispiel.txt.out</text:p>
      <text:h text:style-name="Heading_20_3" text:outline-level="3"><text:bookmark-start text:name="__RefHeading___Toc473_3478180183"/><text:span text:style-name="T4">3.1.9 </text:span>Edge cases<text:bookmark-end text:name="__RefHeading___Toc473_3478180183"/></text:h>
      <text:p text:style-name="P19">Es ist nur 1 Perle vorhanden:</text:p>
      <text:p text:style-name="P19">→ Die Nachricht kann nicht kodiert werden. Eine Fehlermeldung wird ausgegeben.</text:p>
      <text:p text:style-name="P19">Es sind mehr als 62 Perlen vorhanden:</text:p>
      <text:p text:style-name="P19"><text:soft-page-break/>→ Die Nachricht wird mit maximal 62 Perlen kodiert.</text:p>
      <text:p text:style-name="P20">Die Nachricht hat nur ist nur 1 Charakter lang oder enthält nur 1 Art von Charakter:</text:p>
      <text:p text:style-name="P20">→ Der Code ist für diesen Charakter ist immer “0”</text:p>
      <text:p text:style-name="Heading_20_2"><text:span text:style-name="T4">3.2 </text:span>Teilaufgabe b</text:p>
      <text:h text:style-name="Heading_20_1" text:outline-level="1"><text:bookmark-start text:name="__RefHeading___Toc2236_4178761632"/>Beispiele<text:bookmark-end text:name="__RefHeading___Toc2236_4178761632"/></text:h>
      <text:p text:style-name="P21">Genügend Beispiele einbinden! Die Beispiele von de<text:span text:style-name="T2">n</text:span> B<text:span text:style-name="T2">WINF</text:span>-Webseite<text:span text:style-name="T2">n</text:span> sollten hier diskutiert werden, aber auch eigene Beispiele sind sehr gut – besonders wenn sie Spezialfälle abdecken. Bitte jedoch nicht 30 Seiten Programmausgabe hier einfügen!</text:p>
      <text:h text:style-name="Heading_20_1" text:outline-level="1"><text:bookmark-start text:name="__RefHeading___Toc2238_4178761632"/>Quellcode<text:bookmark-end text:name="__RefHeading___Toc2238_4178761632"/></text:h>
      <text:p text:style-name="P21">Unwichtige Teile des Programms sollen hier nicht abgedruckt werden. Dieser Teil sollte nicht mehr als 2–3 Seiten umfassen, maximal 10.</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 PL SungtiL GB" svg:font-family="'AR PL SungtiL GB'"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SimSun" svg:font-family="NSimSun" style:font-family-generic="modern" style:font-pitch="fixed"/>
    <style:font-face style:name="Tahoma" svg:font-family="Tahom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Sprechblasentext" style:family="paragraph" style:parent-style-name="Standard" style:default-outline-level="">
      <style:paragraph-properties fo:hyphenation-ladder-count="no-limit" fo:hyphenation-keep="auto" loext:hyphenation-keep-type="column"/>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2" style:display-name="Verzeichnis 2" style:family="paragraph" style:default-outline-level="">
      <style:paragraph-properties fo:margin-left="0.1965in" fo:margin-right="0in" fo:hyphenation-ladder-count="no-limit" fo:hyphenation-keep="auto" loext:hyphenation-keep-type="column" fo:text-indent="0in" style:auto-text-indent="false">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Verzeichnis_20_1" style:display-name="Verzeichnis 1" style:family="paragraph" style:default-outline-level="">
      <style:paragraph-properties fo:hyphenation-ladder-count="no-limit" fo:hyphenation-keep="auto" loext:hyphenation-keep-type="column">
        <style:tab-stops>
          <style:tab-stop style:position="6.2701in" style:type="right" style:leader-style="dotted" style:leader-text="."/>
        </style:tab-stops>
      </style:paragraph-properties>
      <style:text-properties style:font-name="Liberation Serif" fo:font-family="'Liberation Serif'" style:font-family-generic="roman" style:font-pitch="variable" fo:font-size="10pt" style:letter-kerning="true" style:font-name-asian="FreeSans" style:font-family-asian="FreeSans" style:font-family-generic-asian="system" style:font-pitch-asian="variable" style:font-size-asian="10pt" style:language-asian="hi" style:country-asian="IN" fo:hyphenate="false" fo:hyphenation-remain-char-count="2" fo:hyphenation-push-char-count="2" loext:hyphenation-no-caps="false" loext:hyphenation-no-last-word="false" loext:hyphenation-word-char-count="no-limit" loext:hyphenation-zone="no-limit"/>
    </style:style>
    <style:style style:name="RGV-Überschrift" style:family="paragraph" style:default-outline-level="">
      <style:paragraph-properties fo:margin-top="0.1665in" fo:margin-bottom="0.0835in" style:contextual-spacing="false" fo:hyphenation-ladder-count="no-limit" fo:hyphenation-keep="auto" loext:hyphenation-keep-type="column" fo:keep-with-next="always"/>
      <style:text-properties style:font-name="Liberation Serif" fo:font-family="'Liberation Serif'" style:font-family-generic="roman" style:font-pitch="variable" fo:font-size="16pt" fo:font-weight="bold" style:letter-kerning="true" style:font-name-asian="FreeSans" style:font-family-asian="FreeSans" style:font-family-generic-asian="system" style:font-pitch-asian="variable" style:font-size-asian="16pt" style:language-asian="hi" style:country-asian="IN" style:font-weight-asian="bold"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class="chapter"/>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Sprechblasentext_20_Zchn" style:display-name="Sprechblasentext Zchn" style:family="text">
      <style:text-properties style:font-name="Tahoma" fo:font-family="Tahoma" style:font-family-generic="roman" style:font-pitch="variable" fo:font-size="8pt" style:letter-kerning="true" style:font-name-asian="Mangal" style:font-family-asian="Mangal" style:font-family-generic-asian="system" style:font-pitch-asian="variable" style:font-size-asian="8pt" style:language-asian="hi" style:country-asian="IN"/>
    </style:style>
    <style:style style:name="Absatz-Standardschriftar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fbed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73796" text:name="TeilnahmeID"/>
        </text:user-field-decls>
        <text:p text:style-name="Header"><text:reference-ref text:reference-format="text" text:ref-name="Aufgabe">Aufgabe 1: Schmucknachrichten</text:reference-ref><text:tab/><text:tab/><text:span text:style-name="MT1">Teilnahme-ID: </text:span><text:span text:style-name="MT1"><text:user-field-get text:name="TeilnahmeID">73796</text:user-field-get></text:span></text:p>
      </style:header>
      <style:header-first>
        <text:p text:style-name="Header"/>
      </style:header-first>
      <style:footer>
        <text:p text:style-name="Footer"><text:tab/><text:page-number text:select-page="current">2</text:page-number>/<text:page-count>5</text:page-count></text:p>
      </style:footer>
      <style:footer-first>
        <text:p text:style-name="Footer"><text:tab/><text:page-number text:select-page="current">1</text:page-number>/<text:page-count>5</text:page-count></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0T06:19:00.222000000</meta:creation-date>
    <meta:editing-duration>PT4H26M43S</meta:editing-duration>
    <meta:editing-cycles>40</meta:editing-cycles>
    <meta:generator>LibreOffice/25.2.0.3$Windows_X86_64 LibreOffice_project/e1cf4a87eb02d755bce1a01209907ea5ddc8f069</meta:generator>
    <dc:date>2025-02-26T05:44:24.492142400</dc:date>
    <meta:document-statistic meta:table-count="0" meta:image-count="0" meta:object-count="0" meta:page-count="5" meta:paragraph-count="135" meta:word-count="978" meta:character-count="7326" meta:non-whitespace-character-count="6027"/>
  </office:meta>
</office:document-meta>
</file>